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335.2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984.7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co22"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285pt"/>
    </style:style>
    <style:style style:name="ro13" style:family="table-row">
      <style:table-row-properties fo:break-before="auto" style:row-height="100pt"/>
    </style:style>
    <style:style style:name="ro14" style:family="table-row">
      <style:table-row-properties fo:break-before="auto" style:row-height="128pt"/>
    </style:style>
    <style:style style:name="ro15" style:family="table-row">
      <style:table-row-properties fo:break-before="auto" style:row-height="114pt"/>
    </style:style>
    <style:style style:name="ro16" style:family="table-row">
      <style:table-row-properties fo:break-before="auto" style:row-height="200pt"/>
    </style:style>
    <style:style style:name="ro17" style:family="table-row">
      <style:table-row-properties fo:break-before="auto" style:row-height="1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default-cell-style-name="Default" table:number-columns-repeated="10"/>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2"/>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5">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5"/>
        </table:table-row>
        <table:table-row table:style-name="ro12">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5"/>
        </table:table-row>
        <table:table-row table:style-name="ro13">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6">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5"/>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5"/>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4">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5">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5"/>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8">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5"/>
        </table:table-row>
        <table:table-row table:style-name="ro8">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5"/>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9">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13">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3">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6">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3">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5">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5">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5">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3">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7">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4">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3">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3">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2"/>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2"/>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2"/>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2"/>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2"/>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2"/>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2"/>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2"/>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2"/>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2"/>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2"/>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2"/>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2"/>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2"/>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2"/>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2"/>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2"/>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2"/>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2"/>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2"/>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2"/>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2"/>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2"/>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2"/>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2"/>
        </table:table-row>
        <table:table-row table:style-name="ro5">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2"/>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2"/>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2"/>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2"/>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2"/>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2"/>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2"/>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2"/>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2"/>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2"/>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2"/>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2"/>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2"/>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2"/>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2"/>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2"/>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2"/>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2"/>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2"/>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2"/>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2"/>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2"/>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2"/>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2"/>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2"/>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2"/>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2"/>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2"/>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2"/>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2"/>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2"/>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2"/>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2"/>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2"/>
        </table:table-row>
        <table:table-row table:style-name="ro13">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2"/>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2"/>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2"/>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2"/>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2"/>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2"/>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2"/>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2"/>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2"/>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2"/>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2"/>
        </table:table-row>
        <table:table-row table:style-name="ro9">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2"/>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2"/>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2"/>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2"/>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2"/>
        </table:table-row>
        <table:table-row table:style-name="ro13">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2"/>
        </table:table-row>
        <table:table-row table:style-name="ro15">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2"/>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2"/>
        </table:table-row>
        <table:table-row table:style-name="ro13">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2"/>
        </table:table-row>
        <table:table-row table:style-name="ro13">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2"/>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2"/>
        </table:table-row>
        <table:table-row table:style-name="ro9">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3"/>
        </table:table-row>
        <table:table-row table:style-name="ro7">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3"/>
        </table:table-row>
        <table:table-row table:style-name="ro12">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2"/>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2"/>
        </table:table-row>
        <table:table-row table:style-name="ro13">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2"/>
        </table:table-row>
        <table:table-row table:style-name="ro13">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2"/>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2"/>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2"/>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2"/>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2"/>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2"/>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2"/>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2"/>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2"/>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2"/>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2"/>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2"/>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2"/>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2"/>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2"/>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2"/>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2"/>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2"/>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2"/>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2"/>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2"/>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2"/>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2"/>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2"/>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2"/>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2"/>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2"/>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2"/>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2"/>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2"/>
        </table:table-row>
        <table:table-row table:style-name="ro7">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2"/>
        </table:table-row>
        <table:table-row table:style-name="ro7">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2"/>
        </table:table-row>
        <table:table-row table:style-name="ro7">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2"/>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2"/>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2"/>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2"/>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2"/>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2"/>
        </table:table-row>
        <table:table-row table:style-name="ro9">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2"/>
        </table:table-row>
        <table:table-row table:style-name="ro9">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2"/>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2"/>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2"/>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2"/>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2"/>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2"/>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2"/>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2"/>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2"/>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2"/>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2"/>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2"/>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2"/>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2"/>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2"/>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2"/>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2"/>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13">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2"/>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2"/>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2"/>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2"/>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2"/>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2"/>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2"/>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2"/>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2"/>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2"/>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2"/>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2"/>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2"/>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2"/>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2"/>
        </table:table-row>
        <table:table-row table:style-name="ro7">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10" table:style-name="ce21"/>
          <table:table-cell table:number-columns-repeated="992"/>
        </table:table-row>
        <table:table-row table:style-name="ro9">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10" table:style-name="ce21"/>
          <table:table-cell table:number-columns-repeated="992"/>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 table:style-name="ce21"/>
          <table:table-cell table:number-columns-repeated="992"/>
        </table:table-row>
        <table:table-row table:style-name="ro4">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10"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2"/>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2"/>
        </table:table-row>
        <table:table-row table:style-name="ro5">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2"/>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2"/>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2"/>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2"/>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2"/>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2"/>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2"/>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2"/>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2"/>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2"/>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2"/>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2"/>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2"/>
        </table:table-row>
        <table:table-row table:style-name="ro4">
          <table:table-cell/>
          <table:table-cell table:style-name="ce23" office:value-type="string">
            <text:p>HANDWRITINGS</text:p>
          </table:table-cell>
          <table:table-cell table:style-name="ce23" office:value-type="string">
            <text:p>Handwritings</text:p>
          </table:table-cell>
          <table:table-cell table:number-columns-repeated="3" table:style-name="ce23"/>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2"/>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2"/>
        </table:table-row>
        <table:table-row table:style-name="ro4">
          <table:table-cell/>
          <table:table-cell table:style-name="ce23" office:value-type="string">
            <text:p>MUSIC_LIBRARY</text:p>
          </table:table-cell>
          <table:table-cell table:style-name="ce23" office:value-type="string">
            <text:p>Music Library</text:p>
          </table:table-cell>
          <table:table-cell table:number-columns-repeated="3" table:style-name="ce23"/>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3"/>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2"/>
        </table:table-row>
        <table:table-row table:style-name="ro4">
          <table:table-cell/>
          <table:table-cell table:style-name="ce23" office:value-type="string">
            <text:p>TEXT_MEMOS</text:p>
          </table:table-cell>
          <table:table-cell table:style-name="ce23" office:value-type="string">
            <text:p>Text Memos</text:p>
          </table:table-cell>
          <table:table-cell table:number-columns-repeated="3" table:style-name="ce23"/>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3"/>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2"/>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2"/>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2"/>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2"/>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2"/>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2"/>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2"/>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2"/>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2"/>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2"/>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2"/>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2"/>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2"/>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2"/>
        </table:table-row>
        <table:table-row table:style-name="ro9">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2"/>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2"/>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2"/>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2"/>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2"/>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Inhalt der Markierungen</text:p>
          </table:table-cell>
          <table:table-cell table:style-name="ce23"/>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2"/>
        </table:table-row>
        <table:table-row table:style-name="ro9">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2"/>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2"/>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2"/>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2"/>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2"/>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2"/>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2"/>
        </table:table-row>
        <table:table-row table:style-name="ro6">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2"/>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2"/>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2"/>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2"/>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2"/>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2"/>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2"/>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2"/>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2"/>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2"/>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2"/>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2"/>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2"/>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2"/>
        </table:table-row>
        <table:table-row table:style-name="ro8">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2"/>
        </table:table-row>
        <table:table-row table:style-name="ro6">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2"/>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2"/>
        </table:table-row>
        <table:table-row table:style-name="ro6">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2"/>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2"/>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2"/>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2"/>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2"/>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2"/>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2"/>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2"/>
        </table:table-row>
        <table:table-row table:style-name="ro7">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2"/>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2"/>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2"/>
        </table:table-row>
        <table:table-row table:style-name="ro6">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2"/>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2"/>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2"/>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2"/>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2"/>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2"/>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2"/>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2"/>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2"/>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2"/>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2"/>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2"/>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2"/>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2"/>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2"/>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5"/>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2"/>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2"/>
        </table:table-row>
        <table:table-row table:style-name="ro9">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2"/>
        </table:table-row>
        <table:table-row table:style-name="ro14">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5"/>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2"/>
        </table:table-row>
        <table:table-row table:style-name="ro9">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2"/>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2"/>
        </table:table-row>
        <table:table-row table:style-name="ro15">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5"/>
        </table:table-row>
        <table:table-row table:style-name="ro9">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2"/>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2"/>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2"/>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2"/>
        </table:table-row>
        <table:table-row table:style-name="ro13">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2"/>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2"/>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2"/>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2"/>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2"/>
        </table:table-row>
        <table:table-row table:style-name="ro9">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2"/>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2"/>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2"/>
        </table:table-row>
        <table:table-row table:style-name="ro15">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2"/>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2"/>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2"/>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2"/>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2"/>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2"/>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2"/>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2"/>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2"/>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2"/>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2"/>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2"/>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2"/>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2"/>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2"/>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2"/>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2"/>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2"/>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2"/>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2"/>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2"/>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2"/>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2"/>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2"/>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2"/>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2"/>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2"/>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2"/>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2"/>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2"/>
        </table:table-row>
        <table:table-row table:style-name="ro9">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2"/>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2"/>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2"/>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2"/>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2"/>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2"/>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2"/>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2"/>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2"/>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2"/>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2"/>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2"/>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2"/>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2"/>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2"/>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2"/>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2"/>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2"/>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2"/>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2"/>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2"/>
        </table:table-row>
        <table:table-row table:style-name="ro9">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2"/>
        </table:table-row>
        <table:table-row table:style-name="ro13">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2"/>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2"/>
        </table:table-row>
        <table:table-row table:style-name="ro9">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2"/>
        </table:table-row>
        <table:table-row table:style-name="ro13">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2"/>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2"/>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2"/>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2"/>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2"/>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2"/>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2"/>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2"/>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2"/>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2"/>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2"/>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2"/>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2"/>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2"/>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2"/>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2"/>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2"/>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2"/>
        </table:table-row>
        <table:table-row table:style-name="ro13">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2"/>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2"/>
        </table:table-row>
        <table:table-row table:style-name="ro9">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2"/>
        </table:table-row>
        <table:table-row table:style-name="ro15">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2"/>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2"/>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2"/>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2"/>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2"/>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2"/>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2"/>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2"/>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2"/>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3"/>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2"/>
        </table:table-row>
        <table:table-row table:style-name="ro13">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2"/>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2"/>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2"/>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2"/>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2"/>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2"/>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2"/>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2"/>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2"/>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2"/>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2"/>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2"/>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2"/>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2"/>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2"/>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2"/>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2"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Перезагрузка устройст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SYNC_TITLE</text:p>
          </table:table-cell>
          <table:table-cell table:style-name="ce23" office:value-type="string">
            <text:p>Sync Memory</text:p>
          </table:table-cell>
          <table:table-cell table:number-columns-repeated="4" table:style-name="ce23"/>
          <table:table-cell table:style-name="ce23" office:value-type="string">
            <text:p>Sync mémoire</text:p>
          </table:table-cell>
          <table:table-cell table:number-columns-repeated="4" table:style-name="ce23"/>
          <table:table-cell table:style-name="ce23" office:value-type="string">
            <text:p>Geheugen weg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1" office:value-type="string">
            <text:p>OPT_SYNC</text:p>
          </table:table-cell>
          <table:table-cell table:style-name="ce23" office:value-type="string">
            <text:p>Enable Memory-sync</text:p>
          </table:table-cell>
          <table:table-cell table:number-columns-repeated="4" table:style-name="ce23"/>
          <table:table-cell table:style-name="ce23" office:value-type="string">
            <text:p>Activer Sync-mémoire</text:p>
          </table:table-cell>
          <table:table-cell table:number-columns-repeated="4" table:style-name="ce23"/>
          <table:table-cell table:style-name="ce23" office:value-type="string">
            <text:p>Geuheugen wegschrijven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EMINFO_TITLE</text:p>
          </table:table-cell>
          <table:table-cell table:style-name="ce23" office:value-type="string">
            <text:p>Show Memory-info</text:p>
          </table:table-cell>
          <table:table-cell table:number-columns-repeated="4" table:style-name="ce23"/>
          <table:table-cell table:style-name="ce23" office:value-type="string">
            <text:p>Afficher Info-mémoire</text:p>
          </table:table-cell>
          <table:table-cell table:number-columns-repeated="4"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6">
          <table:table-cell/>
          <table:table-cell table:style-name="ce23" office:value-type="string">
            <text:p>OPT_MEMINFO</text:p>
          </table:table-cell>
          <table:table-cell table:style-name="ce21" office:value-type="string">
            <text:p>Enable Memory-info</text:p>
          </table:table-cell>
          <table:table-cell table:number-columns-repeated="4" table:style-name="ce23"/>
          <table:table-cell table:style-name="ce23" office:value-type="string">
            <text:p>Activer Info-mémoire</text:p>
          </table:table-cell>
          <table:table-cell table:number-columns-repeated="4"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number-columns-repeated="4" table:style-name="ce23"/>
          <table:table-cell table:style-name="ce23" office:value-type="string">
            <text:p>Fonction désactivée.\nActiver dans les options</text:p>
          </table:table-cell>
          <table:table-cell table:number-columns-repeated="4" table:style-name="ce23"/>
          <table:table-cell table:style-name="ce23" office:value-type="string">
            <text:p>Functie uitgeschakeled.\nInschakelen via op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4" table:style-name="ce23"/>
          <table:table-cell table:style-name="ce23" office:value-type="string">
            <text:p>Voir le nouveau livre memdump.txt\npour les info-mem</text:p>
          </table:table-cell>
          <table:table-cell table:number-columns-repeated="4"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4" table:style-name="ce23"/>
          <table:table-cell table:style-name="ce23" office:value-type="string">
            <text:p>Voir le nouveau livre memdump_update.txt\npour les info-mem actualisées</text:p>
          </table:table-cell>
          <table:table-cell table:number-columns-repeated="4" table:style-name="ce23"/>
          <table:table-cell table:style-name="ce23" office:value-type="string">
            <text:p>Zie het nieuwe boek memdump_update.tk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number-columns-repeated="9"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9"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Global</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number-columns-repeated="4" table:style-name="ce23"/>
          <table:table-cell table:style-name="ce23" office:value-type="string">
            <text:p>Pas encore implémenté</text:p>
          </table:table-cell>
          <table:table-cell table:number-columns-repeated="4" table:style-name="ce23"/>
          <table:table-cell table:style-name="ce23" office:value-type="string">
            <text:p>Nog niet toegevoegd</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2"/>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2"/>
        </table:table-row>
        <table:table-row table:style-name="ro13">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2"/>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2"/>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2"/>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2"/>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2"/>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796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